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Normal" style:master-page-name="MP0" style:list-style-name="LFO1" style:family="paragraph">
      <style:paragraph-properties fo:break-before="page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WHAT ARE INFORMATION SYSTEMS AND WHAT ARE THEY FOR?</text:p>
        </text:list-item>
        <text:list-item>
          <text:p text:style-name="P2">WHAT ARE THE MANAGEMENT ORGANISATION AND TECHNOLOGY COMPONENTS OF AN INFORMATION SYSTEM ?</text:p>
        </text:list-item>
        <text:list-item>
          <text:p text:style-name="P3">WHAT ARE COMPLEMENTARY ASSETS?</text:p>
        </text:list-item>
        <text:list-item>
          <text:p text:style-name="P4">WHAT IS THE DIFFERENCE BETWEEN INFORMATION AND DATA?</text:p>
        </text:list-item>
        <text:list-item>
          <text:p text:style-name="P5">IDENTIFY THREE MAJOR INFORMATION SYSTEM TRENDS.</text:p>
        </text:list-item>
        <text:list-item>
          <text:p text:style-name="P6">LIST SIX REASONS INFORMATION SYSTEMS ARE SO IMPORTANT.</text:p>
        </text:list-item>
        <text:list-item>
          <text:p text:style-name="P7">DESCRIBE OR DRAW AN ORGANISATIONS INFORMATION VALUE CHAIN. 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cas Madeira Maranho</meta:initial-creator>
    <dc:creator>Lucas Madeira Maranho</dc:creator>
    <meta:creation-date>2025-01-20T09:42:00Z</meta:creation-date>
    <dc:date>2025-01-20T11:01:00Z</dc:date>
    <meta:template xlink:href="Normal.dotm" xlink:type="simple"/>
    <meta:editing-cycles>1</meta:editing-cycles>
    <meta:editing-duration>PT4740S</meta:editing-duration>
    <meta:document-statistic meta:page-count="1" meta:paragraph-count="1" meta:word-count="58" meta:character-count="390" meta:row-count="2" meta:non-whitespace-character-count="333"/>
  </office:meta>
</office:document-meta>
</file>